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las del Form Model y utilitarios asociados</text:p>
      <text:p text:style-name="Standard"/>
      <text:p text:style-name="Standard">Un campo se valida si:</text:p>
      <text:p text:style-name="Standard"/>
      <text:list text:style-name="L1">
        <text:list-item>
          <text:p text:style-name="P1">Es visible y editable (no se valida si es visible y no es editable)</text:p>
        </text:list-item>
        <text:list-item>
          <text:p text:style-name="P1">Si no es visible o no es editable pero está marcado como validación forzosa.</text:p>
        </text:list-item>
        <text:list-item>
          <text:p text:style-name="P1">El proxy dice que debe ser validado para el comando dado (pero eso no lo maneja el Form Model sino el validator).</text:p>
        </text:list-item>
      </text:list>
      <text:p text:style-name="Standard"/>
      <text:p text:style-name="Standard">Un campo es visible si:</text:p>
      <text:p text:style-name="Standard"/>
      <text:list text:style-name="L2">
        <text:list-item>
          <text:p text:style-name="P2">El proxy dice que debe ser visible.</text:p>
        </text:list-item>
        <text:list-item>
          <text:p text:style-name="P2">En el caso de una sección o tab, independientemente de si el proxy dice que es o visible o no, el campo no se muestra si no tiene sub-campos hojas visibles.</text:p>
        </text:list-item>
      </text:list>
      <text:p text:style-name="Standard"/>
      <text:p text:style-name="Standard">Un campo es editable si:</text:p>
      <text:p text:style-name="Standard"/>
      <text:list text:style-name="L3">
        <text:list-item>
          <text:p text:style-name="P3">El proxy dice que debe ser editable.</text:p>
        </text:list-item>
      </text:list>
      <text:p text:style-name="Standard"/>
      <text:p text:style-name="Standard">Un campo se popula (Data -&gt; GUI) si:</text:p>
      <text:p text:style-name="Standard"/>
      <text:list text:style-name="L4">
        <text:list-item>
          <text:p text:style-name="P4">Siempre.</text:p>
        </text:list-item>
      </text:list>
      <text:p text:style-name="Standard"/>
      <text:p text:style-name="Standard">Un campo se popula (GUI -&gt; Data) si:</text:p>
      <text:p text:style-name="Standard"/>
      <text:list text:style-name="L5">
        <text:list-item>
          <text:p text:style-name="P5">Si el campo es visible y editabl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emián Gutierrez</meta:initial-creator>
    <meta:creation-date>2008-09-03T14:34:37</meta:creation-date>
    <dc:creator>Demián Gutierrez</dc:creator>
    <dc:date>2008-09-03T14:48:52</dc:date>
    <meta:editing-cycles>1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40" meta:character-count="711"/>
  </office:meta>
</office:document-meta>
</file>